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row>
          <mn>2</mn>
          <mi>n</mi>
        </mrow>
      </msub>
      <mrow>
        <mi/>
        <mo stretchy="false">=</mo>
        <mi/>
      </mrow>
      <mfrac>
        <mrow>
          <msubsup>
            <mo stretchy="false">μ</mo>
            <mtext>r</mtext>
            <mrow>
              <mrow>
                <mo stretchy="false">(</mo>
                <mrow>
                  <mn>1</mn>
                </mrow>
                <mo stretchy="false">)</mo>
              </mrow>
            </mrow>
          </msubsup>
          <msub>
            <mi>H</mi>
            <mrow>
              <mn>1</mn>
              <mi>n</mi>
            </mrow>
          </msub>
        </mrow>
        <msubsup>
          <mo stretchy="false">μ</mo>
          <mtext>r</mtext>
          <mrow>
            <mrow>
              <mo stretchy="false">(</mo>
              <mrow>
                <mn>2</mn>
              </mrow>
              <mo stretchy="false">)</mo>
            </mrow>
          </mrow>
        </msubsup>
      </mfrac>
    </mrow>
    <annotation encoding="StarMath 5.0">H _{2 n} `=` {%mu _"r" ^{(1)} H _{1 n}} over %mu _"r" ^{(2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0:33:44.842000000</meta:creation-date>
    <meta:generator>LibreOffice/4.1.4.2$Windows_x86 LibreOffice_project/0a0440ccc0227ad9829de5f46be37cfb6edcf72</meta:generator>
  </office:meta>
</office:document-meta>
</file>